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2.98pt" svg:height="255.23pt" svg:x="859.18pt" svg:y="91.87pt">
            <loext:p draw:notify-on-update-of-ranges="Sheet1.J6:Sheet1.J10 Sheet1.J11:Sheet1.J15 Sheet1.J16:Sheet1.J20 Sheet1.J21:Sheet1.J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6pt" svg:x="257.27pt" svg:y="333.55pt">
            <loext:p draw:notify-on-update-of-ranges="Sheet1.F6:Sheet1.F10 Sheet1.E6:Sheet1.E10 Sheet1.F11:Sheet1.F15 Sheet1.E11:Sheet1.E15 Sheet1.F16:Sheet1.F20 Sheet1.E16:Sheet1.E20 Sheet1.F21:Sheet1.F25 Sheet1.E21:Sheet1.E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nse R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1" office:value-type="string" calcext:value-type="string">
            <text:p>Series R</text:p>
          </table:table-cell>
          <table:table-cell table:style-name="ce1" office:value-type="string" calcext:value-type="string">
            <text:p>Sense R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Current</text:p>
          </table:table-cell>
          <table:table-cell table:style-name="ce1"/>
          <table:table-cell table:style-name="ce1" office:value-type="string" calcext:value-type="string">
            <text:p>Total R</text:p>
          </table:table-cell>
          <table:table-cell table:style-name="ce1" office:value-type="string" calcext:value-type="string">
            <text:p>Voltage @ Sense R</text:p>
          </table:table-cell>
          <table:table-cell table:style-name="ce1" office:value-type="string" calcext:value-type="string">
            <text:p>KT / Sense R – Curren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6.6" calcext:value-type="float">
            <text:p>6.6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B6]+[.C6]" office:value-type="float" office:value="6.7" calcext:value-type="float">
            <text:p>6.7</text:p>
          </table:table-cell>
          <table:table-cell table:formula="of:=[.D6]*[.C6]/([.B6]+[.C6])" office:value-type="float" office:value="0.358208955223881" calcext:value-type="float">
            <text:p>0.3582089552</text:p>
          </table:table-cell>
          <table:table-cell table:formula="of:=[.E6]/[.C6]-[.F6]" office:value-type="float" office:value="-0.12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6.6" calcext:value-type="float">
            <text:p>6.6</text:p>
          </table:table-cell>
          <table:table-cell table:style-name="ce2"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7]+[.C7]" office:value-type="float" office:value="6.7" calcext:value-type="float">
            <text:p>6.7</text:p>
          </table:table-cell>
          <table:table-cell table:formula="of:=[.D7]*[.C7]/([.B7]+[.C7])" office:value-type="float" office:value="0.358208955223881" calcext:value-type="float">
            <text:p>0.3582089552</text:p>
          </table:table-cell>
          <table:table-cell table:formula="of:=[.E7]/[.C7]-[.F7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6.6" calcext:value-type="float">
            <text:p>6.6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C8]" office:value-type="float" office:value="6.7" calcext:value-type="float">
            <text:p>6.7</text:p>
          </table:table-cell>
          <table:table-cell table:formula="of:=[.D8]*[.C8]/([.B8]+[.C8])" office:value-type="float" office:value="0.358208955223881" calcext:value-type="float">
            <text:p>0.3582089552</text:p>
          </table:table-cell>
          <table:table-cell table:formula="of:=[.E8]/[.C8]-[.F8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6.6" calcext:value-type="float">
            <text:p>6.6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B9]+[.C9]" office:value-type="float" office:value="6.7" calcext:value-type="float">
            <text:p>6.7</text:p>
          </table:table-cell>
          <table:table-cell table:formula="of:=[.D9]*[.C9]/([.B9]+[.C9])" office:value-type="float" office:value="0.358208955223881" calcext:value-type="float">
            <text:p>0.3582089552</text:p>
          </table:table-cell>
          <table:table-cell table:formula="of:=[.E9]/[.C9]-[.F9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6.6" calcext:value-type="float">
            <text:p>6.6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[.B10]+[.C10]" office:value-type="float" office:value="6.7" calcext:value-type="float">
            <text:p>6.7</text:p>
          </table:table-cell>
          <table:table-cell table:formula="of:=[.D10]*[.C10]/([.B10]+[.C10])" office:value-type="float" office:value="0.358208955223881" calcext:value-type="float">
            <text:p>0.3582089552</text:p>
          </table:table-cell>
          <table:table-cell table:formula="of:=[.E10]/[.C10]-[.F10]" office:value-type="float" office:value="-1.8" calcext:value-type="float">
            <text:p>-1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2.3" calcext:value-type="float">
            <text:p>2.3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[.B11]+[.C11]" office:value-type="float" office:value="2.4" calcext:value-type="float">
            <text:p>2.4</text:p>
          </table:table-cell>
          <table:table-cell table:formula="of:=[.D11]*[.C11]/([.B11]+[.C11])" office:value-type="float" office:value="1" calcext:value-type="float">
            <text:p>1</text:p>
          </table:table-cell>
          <table:table-cell table:formula="of:=[.E11]/[.C11]-[.F11]"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2.3" calcext:value-type="float">
            <text:p>2.3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B12]+[.C12]" office:value-type="float" office:value="2.4" calcext:value-type="float">
            <text:p>2.4</text:p>
          </table:table-cell>
          <table:table-cell table:formula="of:=[.D12]*[.C12]/([.B12]+[.C12])" office:value-type="float" office:value="1" calcext:value-type="float">
            <text:p>1</text:p>
          </table:table-cell>
          <table:table-cell table:formula="of:=[.E12]/[.C12]-[.F12]"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2.3" calcext:value-type="float">
            <text:p>2.3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B13]+[.C13]" office:value-type="float" office:value="2.4" calcext:value-type="float">
            <text:p>2.4</text:p>
          </table:table-cell>
          <table:table-cell table:formula="of:=[.D13]*[.C13]/([.B13]+[.C13])" office:value-type="float" office:value="1" calcext:value-type="float">
            <text:p>1</text:p>
          </table:table-cell>
          <table:table-cell table:formula="of:=[.E13]/[.C13]-[.F13]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2.3" calcext:value-type="float">
            <text:p>2.3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B14]+[.C14]" office:value-type="float" office:value="2.4" calcext:value-type="float">
            <text:p>2.4</text:p>
          </table:table-cell>
          <table:table-cell table:formula="of:=[.D14]*[.C14]/([.B14]+[.C14])" office:value-type="float" office:value="1" calcext:value-type="float">
            <text:p>1</text:p>
          </table:table-cell>
          <table:table-cell table:formula="of:=[.E14]/[.C14]-[.F14]"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2.3" calcext:value-type="float">
            <text:p>2.3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B15]+[.C15]" office:value-type="float" office:value="2.4" calcext:value-type="float">
            <text:p>2.4</text:p>
          </table:table-cell>
          <table:table-cell table:formula="of:=[.D15]*[.C15]/([.B15]+[.C15])" office:value-type="float" office:value="1" calcext:value-type="float">
            <text:p>1</text:p>
          </table:table-cell>
          <table:table-cell table:formula="of:=[.E15]/[.C15]-[.F15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.8" calcext:value-type="float">
            <text:p>2.8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16]+[.C16]" office:value-type="float" office:value="2.9" calcext:value-type="float">
            <text:p>2.9</text:p>
          </table:table-cell>
          <table:table-cell table:formula="of:=[.D16]*[.C16]/([.B16]+[.C16])" office:value-type="float" office:value="0.827586206896552" calcext:value-type="float">
            <text:p>0.8275862069</text:p>
          </table:table-cell>
          <table:table-cell table:formula="of:=[.E16]/[.C16]-[.F16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.8" calcext:value-type="float">
            <text:p>2.8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B17]+[.C17]" office:value-type="float" office:value="2.9" calcext:value-type="float">
            <text:p>2.9</text:p>
          </table:table-cell>
          <table:table-cell table:formula="of:=[.D17]*[.C17]/([.B17]+[.C17])" office:value-type="float" office:value="0.827586206896552" calcext:value-type="float">
            <text:p>0.8275862069</text:p>
          </table:table-cell>
          <table:table-cell table:formula="of:=[.E17]/[.C17]-[.F17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.8" calcext:value-type="float">
            <text:p>2.8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.47" calcext:value-type="float">
            <text:p>1.47</text:p>
          </table:table-cell>
          <table:table-cell/>
          <table:table-cell table:formula="of:=[.B18]+[.C18]" office:value-type="float" office:value="2.9" calcext:value-type="float">
            <text:p>2.9</text:p>
          </table:table-cell>
          <table:table-cell table:formula="of:=[.D18]*[.C18]/([.B18]+[.C18])" office:value-type="float" office:value="0.827586206896552" calcext:value-type="float">
            <text:p>0.8275862069</text:p>
          </table:table-cell>
          <table:table-cell table:formula="of:=[.E18]/[.C18]-[.F18]" office:value-type="float" office:value="0.53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.8" calcext:value-type="float">
            <text:p>2.8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2.18" calcext:value-type="float">
            <text:p>2.18</text:p>
          </table:table-cell>
          <table:table-cell/>
          <table:table-cell table:formula="of:=[.B19]+[.C19]" office:value-type="float" office:value="2.9" calcext:value-type="float">
            <text:p>2.9</text:p>
          </table:table-cell>
          <table:table-cell table:formula="of:=[.D19]*[.C19]/([.B19]+[.C19])" office:value-type="float" office:value="0.827586206896552" calcext:value-type="float">
            <text:p>0.8275862069</text:p>
          </table:table-cell>
          <table:table-cell table:formula="of:=[.E19]/[.C19]-[.F19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.8" calcext:value-type="float">
            <text:p>2.8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[.B20]+[.C20]" office:value-type="float" office:value="2.9" calcext:value-type="float">
            <text:p>2.9</text:p>
          </table:table-cell>
          <table:table-cell table:formula="of:=[.D20]*[.C20]/([.B20]+[.C20])" office:value-type="float" office:value="0.827586206896552" calcext:value-type="float">
            <text:p>0.8275862069</text:p>
          </table:table-cell>
          <table:table-cell table:formula="of:=[.E20]/[.C20]-[.F20]" office:value-type="float" office:value="-0.12" calcext:value-type="float">
            <text:p>-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1.5" calcext:value-type="float">
            <text:p>1.5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B21]+[.C21]" office:value-type="float" office:value="1.6" calcext:value-type="float">
            <text:p>1.6</text:p>
          </table:table-cell>
          <table:table-cell table:formula="of:=[.D21]*[.C21]/([.B21]+[.C21])" office:value-type="float" office:value="1.5" calcext:value-type="float">
            <text:p>1.5</text:p>
          </table:table-cell>
          <table:table-cell table:formula="of:=[.E21]/[.C21]-[.F21]" office:value-type="float" office:value="0.69" calcext:value-type="float">
            <text:p>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1.5" calcext:value-type="float">
            <text:p>1.5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B22]+[.C22]" office:value-type="float" office:value="1.6" calcext:value-type="float">
            <text:p>1.6</text:p>
          </table:table-cell>
          <table:table-cell table:formula="of:=[.D22]*[.C22]/([.B22]+[.C22])" office:value-type="float" office:value="1.5" calcext:value-type="float">
            <text:p>1.5</text:p>
          </table:table-cell>
          <table:table-cell table:formula="of:=[.E22]/[.C22]-[.F22]" office:value-type="float" office:value="1.02" calcext:value-type="float">
            <text:p>1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1.5" calcext:value-type="float">
            <text:p>1.5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B23]+[.C23]" office:value-type="float" office:value="1.6" calcext:value-type="float">
            <text:p>1.6</text:p>
          </table:table-cell>
          <table:table-cell table:formula="of:=[.D23]*[.C23]/([.B23]+[.C23])" office:value-type="float" office:value="1.5" calcext:value-type="float">
            <text:p>1.5</text:p>
          </table:table-cell>
          <table:table-cell table:formula="of:=[.E23]/[.C23]-[.F23]" office:value-type="float" office:value="1.29" calcext:value-type="float">
            <text:p>1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1.5" calcext:value-type="float">
            <text:p>1.5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98" calcext:value-type="float">
            <text:p>0.98</text:p>
          </table:table-cell>
          <table:table-cell/>
          <table:table-cell table:formula="of:=[.B24]+[.C24]" office:value-type="float" office:value="1.6" calcext:value-type="float">
            <text:p>1.6</text:p>
          </table:table-cell>
          <table:table-cell table:formula="of:=[.D24]*[.C24]/([.B24]+[.C24])" office:value-type="float" office:value="1.5" calcext:value-type="float">
            <text:p>1.5</text:p>
          </table:table-cell>
          <table:table-cell table:formula="of:=[.E24]/[.C24]-[.F24]" office:value-type="float" office:value="1.52" calcext:value-type="float">
            <text:p>1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1.5" calcext:value-type="float">
            <text:p>1.5</text:p>
          </table:table-cell>
          <table:table-cell table:formula="of:=[.C3]" office:value-type="float" office:value="0.1" calcext:value-type="float">
            <text:p>0.1</text:p>
          </table:table-cell>
          <table:table-cell table:formula="of:=[.C2]"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B25]+[.C25]" office:value-type="float" office:value="1.6" calcext:value-type="float">
            <text:p>1.6</text:p>
          </table:table-cell>
          <table:table-cell table:formula="of:=[.D25]*[.C25]/([.B25]+[.C25])" office:value-type="float" office:value="1.5" calcext:value-type="float">
            <text:p>1.5</text:p>
          </table:table-cell>
          <table:table-cell table:formula="of:=[.E25]/[.C25]-[.F25]" office:value-type="float" office:value="1.72" calcext:value-type="float">
            <text:p>1.7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04:52.580235259</meta:creation-date>
    <dc:date>2018-12-09T23:38:19.059336762</dc:date>
    <meta:editing-duration>P1DT5H3M24S</meta:editing-duration>
    <meta:editing-cycles>3</meta:editing-cycles>
    <meta:generator>LibreOffice/5.1.6.2$Linux_X86_64 LibreOffice_project/10m0$Build-2</meta:generator>
    <meta:document-statistic meta:table-count="1" meta:cell-count="1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4.028cm" svg:y="3.456cm" style:legend-expansion="high" chart:style-name="ch2"/>
        <chart:plot-area chart:style-name="ch3" table:cell-range-address="Sheet1.J6:Sheet1.J25" chart:data-source-has-labels="row" svg:x="0.319cm" svg:y="0.18cm" svg:width="13.39cm" svg:height="8.645cm">
          <chartooo:coordinate-region svg:x="1.152cm" svg:y="0.379cm" svg:width="12.46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6:Sheet1.J10" loext:label-string="&quot;N11&quot;" chart:class="chart:line">
            <chart:data-point chart:repeated="5"/>
          </chart:series>
          <chart:series chart:style-name="ch7" chart:values-cell-range-address="Sheet1.J11:Sheet1.J15" loext:label-string="&quot;N17&quot;" chart:class="chart:line">
            <chart:data-point chart:repeated="5"/>
          </chart:series>
          <chart:series chart:style-name="ch8" chart:values-cell-range-address="Sheet1.J16:Sheet1.J20" loext:label-string="&quot;N23&quot;" chart:class="chart:line">
            <chart:data-point chart:repeated="5"/>
          </chart:series>
          <chart:series chart:style-name="ch9" chart:values-cell-range-address="Sheet1.J21:Sheet1.J25" loext:label-string="&quot;N34&quot;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11</text:p>
              </table:table-cell>
              <table:table-cell office:value-type="string">
                <text:p>N17</text:p>
              </table:table-cell>
              <table:table-cell office:value-type="string">
                <text:p>N23</text:p>
              </table:table-cell>
              <table:table-cell office:value-type="string">
                <text:p>N3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">
                <text:p>-0.12</text:p>
                <draw:g>
                  <svg:desc>Sheet1.J6:Sheet1.J10</svg:desc>
                </draw:g>
              </table:table-cell>
              <table:table-cell office:value-type="float" office:value="0.57">
                <text:p>0.57</text:p>
                <draw:g>
                  <svg:desc>Sheet1.J11:Sheet1.J15</svg:desc>
                </draw:g>
              </table:table-cell>
              <table:table-cell office:value-type="float" office:value="0.5">
                <text:p>0.5</text:p>
                <draw:g>
                  <svg:desc>Sheet1.J16:Sheet1.J20</svg:desc>
                </draw:g>
              </table:table-cell>
              <table:table-cell office:value-type="float" office:value="0.69">
                <text:p>0.69</text:p>
                <draw:g>
                  <svg:desc>Sheet1.J21:Sheet1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7">
                <text:p>0.7</text:p>
              </table:table-cell>
              <table:table-cell office:value-type="float" office:value="0.32">
                <text:p>0.3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">
                <text:p>-1.8</text:p>
              </table:table-cell>
              <table:table-cell office:value-type="float" office:value="0.5">
                <text:p>0.5</text:p>
              </table:table-cell>
              <table:table-cell office:value-type="float" office:value="-0.12">
                <text:p>-0.12</text:p>
              </table:table-cell>
              <table:table-cell office:value-type="float" office:value="1.72">
                <text:p>1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4.644cm" svg:y="3.457cm" style:legend-expansion="high" chart:style-name="ch2"/>
        <chart:plot-area chart:style-name="ch3" table:cell-range-address="Sheet1.E6:Sheet1.F10 Sheet1.F11:Sheet1.F25" chart:data-source-has-labels="row" svg:x="0.32cm" svg:y="0.18cm" svg:width="14.004cm" svg:height="8.646cm">
          <chartooo:coordinate-region svg:x="0.756cm" svg:y="0.38cm" svg:width="13.2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10" loext:label-string="&quot;N11&quot;" chart:class="chart:scatter">
            <chart:domain table:cell-range-address="Sheet1.E6:Sheet1.E10"/>
            <chart:data-point chart:repeated="5"/>
          </chart:series>
          <chart:series chart:style-name="ch7" chart:values-cell-range-address="Sheet1.F11:Sheet1.F15" loext:label-string="&quot;N17&quot;" chart:class="chart:scatter">
            <chart:domain table:cell-range-address="Sheet1.E11:Sheet1.E15"/>
            <chart:data-point chart:repeated="5"/>
          </chart:series>
          <chart:series chart:style-name="ch8" chart:values-cell-range-address="Sheet1.F16:Sheet1.F20" loext:label-string="&quot;N23&quot;" chart:class="chart:scatter">
            <chart:domain table:cell-range-address="Sheet1.E16:Sheet1.E20"/>
            <chart:data-point chart:repeated="5"/>
          </chart:series>
          <chart:series chart:style-name="ch9" chart:values-cell-range-address="Sheet1.F21:Sheet1.F25" loext:label-string="&quot;N34&quot;" chart:class="chart:scatter">
            <chart:domain table:cell-range-address="Sheet1.E21:Sheet1.E25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11</text:p>
              </table:table-cell>
              <table:table-cell office:value-type="string">
                <text:p>Column E</text:p>
              </table:table-cell>
              <table:table-cell office:value-type="string">
                <text:p>N17</text:p>
              </table:table-cell>
              <table:table-cell office:value-type="string">
                <text:p>Column E</text:p>
              </table:table-cell>
              <table:table-cell office:value-type="string">
                <text:p>N23</text:p>
              </table:table-cell>
              <table:table-cell office:value-type="string">
                <text:p>Column E</text:p>
              </table:table-cell>
              <table:table-cell office:value-type="string">
                <text:p>N3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E6:Sheet1.E10</svg:desc>
                </draw:g>
              </table:table-cell>
              <table:table-cell office:value-type="float" office:value="1.12">
                <text:p>1.12</text:p>
                <draw:g>
                  <svg:desc>Sheet1.F6:Sheet1.F10</svg:desc>
                </draw:g>
              </table:table-cell>
              <table:table-cell office:value-type="float" office:value="0.1">
                <text:p>0.1</text:p>
                <draw:g>
                  <svg:desc>Sheet1.E11:Sheet1.E15</svg:desc>
                </draw:g>
              </table:table-cell>
              <table:table-cell office:value-type="float" office:value="0.43">
                <text:p>0.43</text:p>
                <draw:g>
                  <svg:desc>Sheet1.F11:Sheet1.F15</svg:desc>
                </draw:g>
              </table:table-cell>
              <table:table-cell office:value-type="float" office:value="0.1">
                <text:p>0.1</text:p>
                <draw:g>
                  <svg:desc>Sheet1.E16:Sheet1.E20</svg:desc>
                </draw:g>
              </table:table-cell>
              <table:table-cell office:value-type="float" office:value="0.5">
                <text:p>0.5</text:p>
                <draw:g>
                  <svg:desc>Sheet1.F16:Sheet1.F20</svg:desc>
                </draw:g>
              </table:table-cell>
              <table:table-cell office:value-type="float" office:value="0.1">
                <text:p>0.1</text:p>
                <draw:g>
                  <svg:desc>Sheet1.E21:Sheet1.E25</svg:desc>
                </draw:g>
              </table:table-cell>
              <table:table-cell office:value-type="float" office:value="0.31">
                <text:p>0.31</text:p>
                <draw:g>
                  <svg:desc>Sheet1.F21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.5">
                <text:p>2.5</text:p>
              </table:table-cell>
              <table:table-cell office:value-type="float" office:value="0.15">
                <text:p>0.15</text:p>
              </table:table-cell>
              <table:table-cell office:value-type="float" office:value="0.75">
                <text:p>0.75</text:p>
              </table:table-cell>
              <table:table-cell office:value-type="float" office:value="0.15">
                <text:p>0.15</text:p>
              </table:table-cell>
              <table:table-cell office:value-type="float" office:value="0.9">
                <text:p>0.9</text:p>
              </table:table-cell>
              <table:table-cell office:value-type="float" office:value="0.15">
                <text:p>0.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1.47">
                <text:p>1.47</text:p>
              </table:table-cell>
              <table:table-cell office:value-type="float" office:value="0.2">
                <text:p>0.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4.5">
                <text:p>4.5</text:p>
              </table:table-cell>
              <table:table-cell office:value-type="float" office:value="0.25">
                <text:p>0.25</text:p>
              </table:table-cell>
              <table:table-cell office:value-type="float" office:value="1.8">
                <text:p>1.8</text:p>
              </table:table-cell>
              <table:table-cell office:value-type="float" office:value="0.25">
                <text:p>0.25</text:p>
              </table:table-cell>
              <table:table-cell office:value-type="float" office:value="2.18">
                <text:p>2.18</text:p>
              </table:table-cell>
              <table:table-cell office:value-type="float" office:value="0.25">
                <text:p>0.2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3.12">
                <text:p>3.12</text:p>
              </table:table-cell>
              <table:table-cell office:value-type="float" office:value="0.3">
                <text:p>0.3</text:p>
              </table:table-cell>
              <table:table-cell office:value-type="float" office:value="1.28">
                <text:p>1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